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bottom" draw:auto-grow-height="false" fo:min-height="1.337cm" fo:min-width="19.09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bottom" draw:auto-grow-height="false" fo:min-height="0.702cm" fo:min-width="10.2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9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05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607cm"/>
      <style:paragraph-properties style:writing-mode="lr-tb"/>
    </style:style>
    <style:style style:name="P1" style:family="paragraph">
      <style:paragraph-properties fo:text-align="start" style:writing-mode="lr-tb"/>
      <style:text-properties style:font-name="Droid Sans Mono"/>
    </style:style>
    <style:style style:name="P2" style:family="paragraph">
      <loext:graphic-properties draw:fill-color="#000000"/>
      <style:paragraph-properties fo:text-align="start" style:writing-mode="lr-tb"/>
      <style:text-properties style:font-name="Droid Sans Mono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4" style:family="paragraph">
      <loext:graphic-properties draw:fill-color="#000000"/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style:font-name="Droid Sans Mono"/>
    </style:style>
    <style:style style:name="P9" style:family="paragraph">
      <loext:graphic-properties draw:fill="none" draw:fill-color="#ffffff"/>
      <style:paragraph-properties style:writing-mode="lr-tb"/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Droid Sans Mono"/>
    </style:style>
    <style:style style:name="T2" style:family="text">
      <style:text-properties style:font-name="Droid Sans Mono" fo:font-size="12pt" style:font-size-asian="12pt" style:font-size-complex="12pt"/>
    </style:style>
    <style:style style:name="T3" style:family="text">
      <style:text-properties fo:color="#ffffff" loext:opacity="100%" style:font-name="Droid Sans Mono" fo:font-size="12pt" fo:background-color="transparent" style:font-size-asian="12pt" style:font-size-complex="12pt"/>
    </style:style>
    <style:style style:name="T4" style:family="text"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roid Sans Mono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Droid Sans Mono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bold" style:letter-kerning="true" style:font-name-asian="Source Han Sans S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Source Han Sans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<text:span text:style-name="T1">Alexander Magee</text:span><text:span text:style-name="T1"><text:line-break/></text:span><text:span text:style-name="T2">Software Develop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0.952cm" svg:x="9.795cm" svg:y="1.635cm">
          <text:p text:style-name="P3"><text:span text:style-name="T3"><text:a xlink:href="mailto:alex@magee.us" xlink:type="simple">alex@magee.us</text:a></text:span><text:span text:style-name="T3"><text:s/>| <text:s/>(484) 651 – 2763</text:span></text:p>
          <text:p text:style-name="P3"><text:span text:style-name="T3">xmagee.com | github.com/xmage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9.59cm" svg:height="2.731cm" svg:x="1cm" svg:y="2.714cm">
          <draw:text-box>
            <text:p text:style-name="P5"><text:span text:style-name="T2">Software developer with a bachelor’s degree in Computer Information Systems and Technology from the University of Pittsburgh at Bradford; 3.2 GPA. Junior experience level with one year as an intern, and more than one year working self-employed. Projects can be found on Github profile, from link listed above. </text:span></text:p>
          </draw:text-box>
        </draw:frame>
        <draw:frame draw:style-name="gr4" draw:text-style-name="P8" draw:layer="layout" svg:width="19.59cm" svg:height="11.247cm" svg:x="1cm" svg:y="5.31cm">
          <draw:text-box>
            <text:p><text:span text:style-name="T4">Employment Experience</text:span></text:p>
            <text:p><text:span text:style-name="T5"><text:s/></text:span><text:span text:style-name="T5">Software Developer</text:span></text:p>
            <text:p><text:span text:style-name="T2"><text:s/></text:span><text:span text:style-name="T2">Self-employed, Bradford, PA</text:span></text:p>
            <text:p><text:span text:style-name="T6"><text:s/></text:span><text:span text:style-name="T6">May 2020 – Present</text:span></text:p>
            <text:list text:style-name="L1">
              <text:list-item>
                <text:list>
                  <text:list-item>
                    <text:p><text:span text:style-name="T6">Primarily developing web applications </text:span></text:p>
                  </text:list-item>
                  <text:list-item>
                    <text:p><text:span text:style-name="T6">Technologies/frameworks most used include C#, VB.NET, Javascript, ReactJS, NodeJS, Sql </text:span></text:p>
                  </text:list-item>
                </text:list>
              </text:list-item>
            </text:list>
            <text:p><text:span text:style-name="T6"/></text:p>
            <text:p text:style-name="P7"><text:span text:style-name="T7"><text:s/></text:span><text:span text:style-name="T7">Programmer Intern</text:span></text:p>
            <text:p text:style-name="P7"><text:span text:style-name="T8"><text:s/></text:span><text:span text:style-name="T8">American Refining Group, Bradford, PA</text:span></text:p>
            <text:p text:style-name="P7"><text:span text:style-name="T6"><text:s/></text:span><text:span text:style-name="T6">May 2019 – May 2020</text:span></text:p>
            <text:list text:continue-numbering="true" text:style-name="L1">
              <text:list-item>
                <text:list>
                  <text:list-item>
                    <text:p text:style-name="P7"><text:span text:style-name="T8">Worked on internal ASP.NET sites using VB.NET, C#, Sql</text:span></text:p>
                  </text:list-item>
                  <text:list-item>
                    <text:p text:style-name="P7"><text:span text:style-name="T8">Made changes to Wordpress training site </text:span></text:p>
                  </text:list-item>
                  <text:list-item>
                    <text:p text:style-name="P7"><text:span text:style-name="T8">Created an I.T. inventory management webapp using React, C#/.NET 5, Sql</text:span></text:p>
                  </text:list-item>
                </text:list>
                <text:p text:style-name="P5"><text:span text:style-name="T8"/></text:p>
              </text:list-item>
            </text:list>
            <text:p text:style-name="P5"><text:span text:style-name="T7"><text:s/></text:span><text:span text:style-name="T7">Quality Assurance Intern</text:span></text:p>
            <text:p text:style-name="P5"><text:span text:style-name="T8"><text:s/></text:span><text:span text:style-name="T8">Graham Packaging, Bradford, PA</text:span></text:p>
            <text:p text:style-name="P5"><text:span text:style-name="T6"><text:s/></text:span><text:span text:style-name="T6">August 2018 – April 2019</text:span></text:p>
            <text:list text:continue-numbering="true" text:style-name="L1">
              <text:list-item>
                <text:list>
                  <text:list-item>
                    <text:p text:style-name="P5"><text:span text:style-name="T8">Tested production line product samples for consistancy, logged measurements and results </text:span></text:p>
                  </text:list-item>
                  <text:list-item>
                    <text:p text:style-name="P5"><text:span text:style-name="T8">Compared results to historical data 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9.59cm" svg:height="7.302cm" svg:x="1cm" svg:y="16.875cm">
          <draw:text-box>
            <text:p><text:span text:style-name="T4">Formal Education </text:span></text:p>
            <text:p><text:span text:style-name="T9"><text:s/></text:span><text:span text:style-name="T9">Bachelors of Science (B.S.) in Computer Information Systems &amp; Technology</text:span></text:p>
            <text:p><text:span text:style-name="T10"><text:s/></text:span><text:span text:style-name="T10">University of Pittsburgh at Bradford, Bradford, PA</text:span></text:p>
            <text:p><text:span text:style-name="T11"><text:s/></text:span><text:span text:style-name="T11">September 2016 – April 2020</text:span></text:p>
            <text:list text:style-name="L1">
              <text:list-item>
                <text:list>
                  <text:list-item>
                    <text:p><text:span text:style-name="T12">President, I.T. Club</text:span></text:p>
                  </text:list-item>
                  <text:list-item>
                    <text:p><text:span text:style-name="T12">Treasurer, Webmaster, Esports club</text:span><text:span text:style-name="T11"> </text:span></text:p>
                  </text:list-item>
                </text:list>
              </text:list-item>
            </text:list>
            <text:p><text:span text:style-name="T11"/></text:p>
            <text:p><text:span text:style-name="T13"><text:s/></text:span><text:span text:style-name="T13">High School Diploma</text:span></text:p>
            <text:p><text:span text:style-name="T12"><text:s/></text:span><text:span text:style-name="T12">Bradford Area High School, Bradford, PA</text:span></text:p>
            <text:p><text:span text:style-name="T11"><text:s/></text:span><text:span text:style-name="T11">September 2012 – June 2016</text:span></text:p>
            <text:list text:continue-numbering="true" text:style-name="L1">
              <text:list-item>
                <text:list>
                  <text:list-item>
                    <text:p><text:span text:style-name="T12">A+ Certification (2016), NOCTII skills certification </text:span></text:p>
                  </text:list-item>
                  <text:list-item>
                    <text:p><text:span text:style-name="T12">SkillsUSA competitor, I.T. </text:span></text:p>
                  </text:list-item>
                  <text:list-item>
                    <text:p><text:span text:style-name="T12">Completed 3 yrs. of <text:s/>Computer Maintenance skills program</text:span></text:p>
                    <text:p><text:span text:style-name="T11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9.59cm" svg:height="2.857cm" svg:x="1cm" svg:y="24.178cm">
          <draw:text-box>
            <text:p text:style-name="P7"><text:span text:style-name="T14">Skills</text:span><text:span text:style-name="T14"><text:line-break/></text:span><text:span text:style-name="T15"> </text:span><text:span text:style-name="T16">Good: </text:span><text:span text:style-name="T17">Sql, Rust, Java, C++, Access</text:span></text:p>
            <text:p text:style-name="P7"><text:span text:style-name="T16"><text:s/></text:span><text:span text:style-name="T16">Better:</text:span><text:span text:style-name="T17"> C#, VB.NET, PHP</text:span></text:p>
            <text:p text:style-name="P7"><text:span text:style-name="T16"><text:s/></text:span><text:span text:style-name="T16">Best: </text:span><text:span text:style-name="T17">Javascript/NodeJS, React/React Native, Linu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9T18:32:44.098650642</meta:creation-date>
    <dc:date>2021-09-15T21:03:26.146040039</dc:date>
    <meta:editing-duration>PT1H12M2S</meta:editing-duration>
    <meta:editing-cycles>53</meta:editing-cycles>
    <meta:generator>LibreOffice/7.1.6.2.0$Linux_X86_64 LibreOffice_project/10$Build-2</meta:generator>
    <meta:document-statistic meta:object-count="6"/>
  </office:meta>
</office:document-meta>
</file>